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mdline">
      <style:paragraph-properties fo:margin-left="0cm" fo:margin-right="0cm" fo:text-indent="0cm" style:auto-text-indent="false"/>
    </style:style>
    <style:style style:name="P2" style:family="paragraph" style:parent-style-name="cmdline">
      <style:paragraph-properties fo:margin-left="1.251cm" fo:margin-right="0cm" fo:text-indent="0cm" style:auto-text-indent="false"/>
    </style:style>
    <style:style style:name="T1" style:family="text">
      <style:text-properties style:font-name="Nimbus Sans L" fo:font-size="12pt" style:font-name-asian="DejaVu Sans" style:font-size-asian="12pt" style:font-name-complex="DejaVu Sans" style:font-size-complex="12pt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mount the ARCS data fabric as a file system on Ubuntu Karmic</text:p>
      <text:p text:style-name="Standard"/>
      <text:h text:style-name="Heading_20_1" text:outline-level="1">Install davfs2</text:h>
      <text:p text:style-name="cmdline">sudo apt-get install davfs2</text:p>
      <text:h text:style-name="Heading_20_1" text:outline-level="1">Create mount point</text:h>
      <text:p text:style-name="cmdline">sudo mkdir /mnt/arcs</text:p>
      <text:p text:style-name="cmdline">sudo chown james.james /mnt/arcs</text:p>
      <text:h text:style-name="Heading_20_1" text:outline-level="1">Add fstab entry </text:h>
      <text:p text:style-name="Text_20_body">e.g.</text:p>
      <text:p text:style-name="cmdline">https://df.arcs.org.au/ARCS/home /mnt/arcs davfs noauto,user,uid=james 0 0</text:p>
      <text:h text:style-name="Heading_20_1" text:outline-level="1">Create $HOME/.davfs2</text:h>
      <text:p text:style-name="cmdline"><text:s/>mkdir -m 0700 $HOME/.davfs2</text:p>
      <text:h text:style-name="Heading_20_1" text:outline-level="1">Create $HOME/.davfs2/secrets</text:h>
      <text:p text:style-name="Text_20_body">e.g.</text:p>
      <text:p text:style-name="cmdline">#mount<text:tab/>UID<text:tab/><text:tab/><text:tab/><text:tab/>password</text:p>
      <text:p text:style-name="cmdline">/mnt/arcs<text:tab/>ARCS IdP\my-username<text:tab/>my-password</text:p>
      <text:p text:style-name="cmdline"/>
      <text:p text:style-name="Text_20_body">protect it</text:p>
      <text:p text:style-name="cmdline">chmod 0600 $HOME/.davfs2/secrets</text:p>
      <text:p text:style-name="cmdline"/>
      <text:h text:style-name="Heading_20_1" text:outline-level="1">Mount the filesystem</text:h>
      <text:p text:style-name="Text_20_body">Now it should all work via the standard mount command:</text:p>
      <text:p text:style-name="cmdline">mount /mnt/arcs </text:p>
      <text:p text:style-name="Text_20_body"/>
      <text:p text:style-name="Text_20_body">Sadly, this will fail, complaining that the davfs executable is not setuid root. So...</text:p>
      <text:h text:style-name="Heading_20_1" text:outline-level="1">Fix dav2fs</text:h>
      <text:p text:style-name="Text_20_body">First, davfs2 executable needs to be setuid root</text:p>
      <text:p text:style-name="cmdline">sudo chmod u+s `which mount.davfs`</text:p>
      <text:p text:style-name="cmdline"/>
      <text:p text:style-name="Text_20_body">Then we need to add the following line to /etc/davfs2/davfs2.conf</text:p>
      <text:p text:style-name="cmdline">ignore_home kernoops</text:p>
      <text:p text:style-name="cmdline"/>
      <text:h text:style-name="Heading_20_1" text:outline-level="1">Mount the filesystem again</text:h>
      <text:p text:style-name="Text_20_body">Now it should really should all work via the standard mount command:</text:p>
      <text:p text:style-name="cmdline">mount /mnt/arcs </text:p>
      <text:p text:style-name="cmdline">ls -l /mnt/arcs</text:p>
      <text:p text:style-name="P2">total 4</text:p>
      <text:p text:style-name="P2"><text:soft-page-break/>drwxr-xr-x <text:s/>2 james james <text:s text:c="2"/>64 2009-05-08 17:05 ARCS-EXEC-COMM</text:p>
      <text:p text:style-name="P2">drwxr-xr-x <text:s/>7 james james 1160 2009-04-14 15:54 james.tizard</text:p>
      <text:p text:style-name="P2">drwx------ <text:s/>2 james james <text:s text:c="2"/>64 2009-11-13 11:07 lost+found</text:p>
      <text:p text:style-name="P2">drwxr-xr-x 10 james james 1120 2009-06-08 00:14 public</text:p>
      <text:p text:style-name="P1"/>
      <text:p text:style-name="Text_20_body">If not, something is wrong 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bold"/>
    </style:style>
    <style:style style:name="cmdline" style:family="paragraph" style:parent-style-name="Standard" style:class="text">
      <style:paragraph-properties fo:margin-left="1cm" fo:margin-right="0cm" fo:text-indent="0cm" style:auto-text-indent="false"/>
      <style:text-properties fo:color="#000080" style:font-name="Courier 10 Pitch" fo:font-size="10pt" style:font-size-asian="10pt" style:font-size-complex="10pt"/>
    </style:style>
    <style:style style:name="Title" style:family="paragraph" style:parent-style-name="Standard" style:next-style-name="Subtitle">
      <style:paragraph-properties fo:text-align="start" style:justify-single-word="false"/>
      <style:text-properties style:font-name="Nimbus Sans L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</meta:initial-creator>
    <meta:creation-date>2009-11-13T11:34:03</meta:creation-date>
    <dc:date>2009-11-13T11:49:37</dc:date>
    <dc:creator>james </dc:creator>
    <meta:editing-duration>PT00H15M36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2" meta:paragraph-count="36" meta:word-count="187" meta:character-count="1220"/>
  </office:meta>
</office:document-meta>
</file>